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Mangal" svg:font-family="Mangal" style:font-family-generic="roman" style:font-pitch="variable"/>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P1" style:family="paragraph" style:parent-style-name="_3c_p_3e_">
      <style:text-properties fo:language="fr" fo:country="CH" style:language-asian="en" style:country-asian="US" style:language-complex="ar" style:country-complex="SA"/>
    </style:style>
    <style:style style:name="P2" style:family="paragraph" style:parent-style-name="Standard">
      <style:paragraph-properties>
        <style:tab-stops>
          <style:tab-stop style:position="3.198cm"/>
        </style:tab-stops>
      </style:paragraph-properties>
    </style:style>
    <style:style style:name="P3" style:family="paragraph" style:parent-style-name="Normal_20__28_Web_29_">
      <loext:graphic-properties draw:fill="solid" draw:fill-color="#ffffff" draw:opacity="100%"/>
      <style:paragraph-properties fo:margin-top="0cm" fo:margin-bottom="0cm" style:contextual-spacing="false" fo:background-color="#ffffff"/>
    </style:style>
    <style:style style:name="P4" style:family="paragraph" style:parent-style-name="_3c_card_3e_" style:list-style-name="WWNum2"/>
    <style:style style:name="P5" style:family="paragraph" style:parent-style-name="Heading_20_1" style:master-page-name="MP0">
      <style:paragraph-properties style:page-number="auto" fo:break-before="page"/>
    </style:style>
    <style:style style:name="P6" style:family="paragraph" style:parent-style-name="Heading_20_2">
      <style:paragraph-properties fo:padding-left="0cm" fo:padding-right="0cm" fo:padding-top="0cm" fo:padding-bottom="0.035cm" fo:border-left="none" fo:border-right="none" fo:border-top="none" fo:border-bottom="0.51pt solid #000000" style:shadow="none"/>
    </style:style>
    <style:style style:name="T1" style:family="text">
      <style:text-properties style:font-style-complex="italic"/>
    </style:style>
    <style:style style:name="T2" style:family="text">
      <style:text-properties officeooo:rsid="0016d4d2" style:font-style-complex="italic"/>
    </style:style>
    <style:style style:name="T3"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a correspondance d’Eugène Delacroix</text:h>
      <text:p text:style-name="P1"/>
      <text:h text:style-name="Heading_20_2" text:outline-level="2">Présentation</text:h>
      <text:p text:style-name="Standard">Cette édition numérique de la correspondance d’Eugène Delacroix (1798-1863) permet de découvrir la vie et l’œuvre du peintre à travers ses lettres. Ce projet, toujours en cours, donne accès à une partie de sa correspondance éditée en XML-TEI et à un inventaire complet des lettres dans lesquels des recherches peuvent être effectuées.</text:p>
      <text:p text:style-name="P2"><text:span text:style-name="Police_20_par_20_défaut"><text:span text:style-name="T1">Pour en savoir plus</text:span></text:span><text:span text:style-name="Police_20_par_20_défaut"><text:span text:style-name="T1"> sur cette édition :</text:span></text:span></text:p>
      <text:list xml:id="list2164019799" text:style-name="WWNum2">
        <text:list-item>
          <text:p text:style-name="P4"><text:a xlink:type="simple" xlink:href="https://delacroix.huma-num.fr/presentation" office:target-frame-name="_top" xlink:show="replace" text:style-name="Internet_20_link" text:visited-style-name="Visited_20_Internet_20_Link"><office:annotation office:name="0" loext:resolved="false"><dc:creator>test</dc:creator><dc:date>2022-07-01T11:11:00</dc:date><text:p>Les style &lt;card&gt; sera transformé en vignettes.</text:p></office:annotation><text:span text:style-name="Internet_20_link">Le projet</text:span></text:a><office:annotation-end office:name="0"/></text:p>
        </text:list-item>
        <text:list-item>
          <text:p text:style-name="P4"><text:a xlink:type="simple" xlink:href="https://delacroix.huma-num.fr/liste" office:target-frame-name="_top" xlink:show="replace" text:style-name="Internet_20_link" text:visited-style-name="Visited_20_Internet_20_Link"><text:span text:style-name="Internet_20_link">La correspondance</text:span></text:a></text:p>
        </text:list-item>
        <text:list-item>
          <text:p text:style-name="P4"><text:a xlink:type="simple" xlink:href="https://delacroix.huma-num.fr/transcription" office:target-frame-name="_top" xlink:show="replace" text:style-name="Internet_20_link" text:visited-style-name="Visited_20_Internet_20_Link"><text:span text:style-name="Internet_20_link">Les principes d’édition</text:span></text:a></text:p>
        </text:list-item>
        <text:list-item>
          <text:p text:style-name="P4"><text:a xlink:type="simple" xlink:href="https://delacroix.huma-num.fr/credits" office:target-frame-name="_top" xlink:show="replace" text:style-name="Internet_20_link" text:visited-style-name="Visited_20_Internet_20_Link"><text:span text:style-name="Internet_20_link">Crédits et contact</text:span></text:a></text:p>
        </text:list-item>
      </text:list>
      <text:h text:style-name="P6" text:outline-level="2"/>
      <text:h text:style-name="Heading_20_2" text:outline-level="2">Rechercher dans la correspondance</text:h>
      <text:list xml:id="list144042899974795" text:continue-numbering="true" text:style-name="WWNum2">
        <text:list-item>
          <text:p text:style-name="P4">Recherche par mots</text:p>
        </text:list-item>
        <text:list-item>
          <text:p text:style-name="P4"><text:a xlink:type="simple" xlink:href="https://delacroix.huma-num.fr/liste" office:target-frame-name="_top" xlink:show="replace" text:style-name="Internet_20_link" text:visited-style-name="Visited_20_Internet_20_Link"><text:span text:style-name="Lien_20_hypertexte">Lettres éditées par date</text:span></text:a></text:p>
        </text:list-item>
        <text:list-item>
          <text:p text:style-name="P4"><text:a xlink:type="simple" xlink:href="https://delacroix.huma-num.fr/noms" office:target-frame-name="_top" xlink:show="replace" text:style-name="Internet_20_link" text:visited-style-name="Visited_20_Internet_20_Link"><text:span text:style-name="Lien_20_hypertexte">Index de lieux et de noms de personnes</text:span></text:a></text:p>
        </text:list-item>
        <text:list-item>
          <text:p text:style-name="P4"><text:a xlink:type="simple" xlink:href="https://delacroix.huma-num.fr/inventaire" office:target-frame-name="_top" xlink:show="replace" text:style-name="Internet_20_link" text:visited-style-name="Visited_20_Internet_20_Link"><text:span text:style-name="Lien_20_hypertexte">Inventaire général des lettres</text:span></text:a></text:p>
        </text:list-item>
      </text:list>
      <text:h text:style-name="P6" text:outline-level="2"/>
      <text:h text:style-name="Heading_20_2" text:outline-level="2">Découvrir Delacroix à travers sa correspondance :</text:h>
      <text:h text:style-name="Heading_20_3" text:outline-level="3"><text:a xlink:type="simple" xlink:href="https://delacroix.huma-num.fr/articles/commandes" office:target-frame-name="_top" xlink:show="replace" text:style-name="Internet_20_link" text:visited-style-name="Visited_20_Internet_20_Link"><text:span text:style-name="Internet_20_link">« Je me sentais capable de couvrir de peintures une ville entière » : les commandes officielles de Delacroix</text:span></text:a></text:h>
      <text:p text:style-name="P2">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xml:id="list1974423757" text:style-name="LFO5">
        <text:list-item>
          <text:p text:style-name="_3c_letter_3e_"><text:a xlink:type="simple" xlink:href="https://delacroix.huma-num.fr/CAC_ED_assemblee-ms1869-2-d1-p16" office:target-frame-name="_top" xlink:show="replace" text:style-name="Internet_20_link" text:visited-style-name="Visited_20_Internet_20_Link"><text:soft-page-break/><text:span text:style-name="Internet_20_link">Lettre à Nicolas Martin du Nord, 27 décembre 1836</text:span></text:a></text:p>
        </text:list-item>
        <text:list-item>
          <text:p text:style-name="_3c_letter_3e_"><text:a xlink:type="simple" xlink:href="https://delacroix.huma-num.fr/CAC_ED_bnf-man-naf20608-f55" office:target-frame-name="_top" xlink:show="replace" text:style-name="Internet_20_link" text:visited-style-name="Visited_20_Internet_20_Link"><text:span text:style-name="Internet_20_link">Lettre à Adolphe Thiers, 27 octobre 1838</text:span></text:a></text:p>
        </text:list-item>
        <text:list-item>
          <text:p text:style-name="_3c_letter_3e_"><text:a xlink:type="simple" xlink:href="https://delacroix.huma-num.fr/CAC_ED_assemblee-ms1869-2-d2-p41" office:target-frame-name="_top" xlink:show="replace" text:style-name="Internet_20_link" text:visited-style-name="Visited_20_Internet_20_Link"><text:span text:style-name="Internet_20_link">Lettre à Edmond Cavé, 12 août 1845</text:span></text:a></text:p>
        </text:list-item>
        <text:list-item>
          <text:p text:style-name="_3c_letter_3e_"><text:a xlink:type="simple" xlink:href="https://delacroix.huma-num.fr/CAC_ED_assemblee-ms1492ter-p4" office:target-frame-name="_top" xlink:show="replace" text:style-name="Internet_20_link" text:visited-style-name="Visited_20_Internet_20_Link"><text:span text:style-name="Internet_20_link">Lettre à Pierre Luc Charles Ciceri, 11 octo</text:span><text:bookmark text:name="_Hlt107873243"/><text:bookmark text:name="_Hlt107873242"/><text:span text:style-name="Internet_20_link">bre 1845</text:span></text:a></text:p>
        </text:list-item>
        <text:list-item>
          <text:p text:style-name="_3c_letter_3e_"><text:a xlink:type="simple" xlink:href="https://delacroix.huma-num.fr/CAC_ED_ap-4az-11" office:target-frame-name="_top" xlink:show="replace" text:style-name="Internet_20_link" text:visited-style-name="Visited_20_Internet_20_Link"><text:bookmark-start text:name="_Hlt107873354"/><text:span text:style-name="Lien_20_hypertexte">Lettre à Gustave Planche, 9</text:span><text:bookmark-start text:name="_Hlt107873314"/><text:span text:style-name="Lien_20_hypertexte"> m</text:span><text:bookmark-end text:name="_Hlt107873314"/><text:span text:style-name="Lien_20_hypertexte">ai 1854</text:span></text:a><text:bookmark-end text:name="_Hlt107873354"/></text:p>
        </text:list-item>
      </text:list>
      <text:h text:style-name="Heading_20_3" text:outline-level="3">Joséphine de Forget : sa consolatrice</text:h>
      <text:p text:style-name="Standard">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p>
      <text:list xml:id="list144042369797866" text:continue-numbering="true" text:style-name="LFO5">
        <text:list-item>
          <text:p text:style-name="_3c_letter_3e_"><text:a xlink:type="simple" xlink:href="https://delacroix.huma-num.fr/CAC_ED_inha-aut120-1398-04a-1" office:target-frame-name="_top" xlink:show="replace" text:style-name="Internet_20_link" text:visited-style-name="Visited_20_Internet_20_Link"><text:span text:style-name="Lien_20_hypertexte">Lettre à Joséphine de Forget, vers 1844-46</text:span></text:a></text:p>
        </text:list-item>
        <text:list-item>
          <text:p text:style-name="_3c_letter_3e_"><text:a xlink:type="simple" xlink:href="https://delacroix.huma-num.fr/CAC_ED_creteil-ad-2j187-19" office:target-frame-name="_top" xlink:show="replace" text:style-name="Internet_20_link" text:visited-style-name="Visited_20_Internet_20_Link"><text:bookmark-start text:name="_Toc85478475"/><text:span text:style-name="Lien_20_hypertexte">Lettre de Joséphine de Forget à Delacroix, [13-15 octobre 1845]</text:span></text:a><text:bookmark-end text:name="_Toc85478475"/></text:p>
        </text:list-item>
        <text:list-item>
          <text:p text:style-name="_3c_letter_3e_"><text:a xlink:type="simple" xlink:href="https://delacroix.huma-num.fr/CAC_ED_inha-aut120-1398-04c-5" office:target-frame-name="_top" xlink:show="replace" text:style-name="Internet_20_link" text:visited-style-name="Visited_20_Internet_20_Link"><text:span text:style-name="Lien_20_hypertexte">Lettre à Joséphine de Forget, [17</text:span><text:bookmark-start text:name="_Hlt107873853"/><text:span text:style-name="Lien_20_hypertexte"> o</text:span><text:bookmark-end text:name="_Hlt107873853"/><text:span text:style-name="Lien_20_hypertexte">ctobre 1847]</text:span></text:a></text:p>
        </text:list-item>
        <text:list-item>
          <text:p text:style-name="_3c_letter_3e_"><text:a xlink:type="simple" xlink:href="https://delacroix.huma-num.fr/CAC_ED_assemblee-ms1944" office:target-frame-name="_top" xlink:show="replace" text:style-name="Internet_20_link" text:visited-style-name="Visited_20_Internet_20_Link"><text:span text:style-name="Lien_20_hypertexte">Lettre à Joséphine de Forget, [29 août 1848]</text:span></text:a></text:p>
        </text:list-item>
        <text:list-item>
          <text:p text:style-name="_3c_letter_3e_"><text:a xlink:type="simple" xlink:href="https://delacroix.huma-num.fr/CAC_ED_creteil-ad-2j187-44" office:target-frame-name="_top" xlink:show="replace" text:style-name="Internet_20_link" text:visited-style-name="Visited_20_Internet_20_Link"><text:span text:style-name="Lien_20_hypertexte">Lettre de Joséphine de Forget à Delacroix, 28 octobre [1859 ?]</text:span></text:a></text:p>
        </text:list-item>
      </text:list>
      <text:h text:style-name="Heading_20_3" text:outline-level="3">L’amitié selon Delacroix : lettres à son ami d’enfance, Jean-Baptiste Pierret</text:h>
      <text:p text:style-name="P2">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p>
      <text:list xml:id="list144042160217866" text:continue-numbering="true" text:style-name="LFO5">
        <text:list-item>
          <text:p text:style-name="_3c_letter_3e_"><text:a xlink:type="simple" xlink:href="https://delacroix.huma-num.fr/CAC_ED_louvre-A517" office:target-frame-name="_top" xlink:show="replace" text:style-name="Internet_20_link" text:visited-style-name="Visited_20_Internet_20_Link"><text:soft-page-break/><text:span text:style-name="Lien_20_hypertexte">Lettre à Jean-Baptiste Pierret, 18 septembre 1818</text:span></text:a></text:p>
        </text:list-item>
        <text:list-item>
          <text:p text:style-name="_3c_letter_3e_"><text:a xlink:type="simple" xlink:href="https://delacroix.huma-num.fr/CAC_ED_louvre-A529" office:target-frame-name="_top" xlink:show="replace" text:style-name="Internet_20_link" text:visited-style-name="Visited_20_Internet_20_Link"><text:span text:style-name="Lien_20_hypertexte">Lettre à Jean-Baptiste Pierret, 20 octobre 1820</text:span></text:a></text:p>
        </text:list-item>
        <text:list-item>
          <text:p text:style-name="_3c_letter_3e_"><text:a xlink:type="simple" xlink:href="https://delacroix.huma-num.fr/CAC_ED_louvre-A531" office:target-frame-name="_top" xlink:show="replace" text:style-name="Internet_20_link" text:visited-style-name="Visited_20_Internet_20_Link"><text:span text:style-name="Lien_20_hypertexte">Lettre à Jean-Baptiste Pierret, 29 octobre 1820</text:span></text:a></text:p>
        </text:list-item>
        <text:list-item>
          <text:p text:style-name="_3c_letter_3e_"><text:a xlink:type="simple" xlink:href="https://delacroix.huma-num.fr/CAC_ED_louvre-A564" office:target-frame-name="_top" xlink:show="replace" text:style-name="Internet_20_link" text:visited-style-name="Visited_20_Internet_20_Link"><text:span text:style-name="Lien_20_hypertexte">Lettre à Jean-Baptiste Pierret, 23 septembre 1834</text:span></text:a></text:p>
        </text:list-item>
        <text:list-item>
          <text:p text:style-name="_3c_letter_3e_"><text:a xlink:type="simple" xlink:href="https://delacroix.huma-num.fr/CAC_ED_louvre-A578" office:target-frame-name="_top" xlink:show="replace" text:style-name="Internet_20_link" text:visited-style-name="Visited_20_Internet_20_Link"><text:span text:style-name="Lien_20_hypertexte">Lettre à Jean-Baptiste Pierret, 5 mars 1842</text:span></text:a></text:p>
        </text:list-item>
      </text:list>
      <text:h text:style-name="Heading_20_3" text:outline-level="3">Le voyage au Maroc</text:h>
      <text:p text:style-name="P3"><text:span text:style-name="Police_20_par_20_défaut"><text:span text:style-name="T3">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span></text:span></text:p>
      <text:list xml:id="list144042768047662" text:continue-numbering="true" text:style-name="LFO5">
        <text:list-item>
          <text:p text:style-name="_3c_letter_3e_"><text:a xlink:type="simple" xlink:href="https://delacroix.huma-num.fr/CAC_ED_louvre-A554" office:target-frame-name="_top" xlink:show="replace" text:style-name="Internet_20_link" text:visited-style-name="Visited_20_Internet_20_Link"><text:span text:style-name="Lien_20_hypertexte">Lettre à Jean-Baptiste Pierret, 24 janvier 1832</text:span></text:a></text:p>
        </text:list-item>
        <text:list-item>
          <text:p text:style-name="_3c_letter_3e_"><text:a xlink:type="simple" xlink:href="https://delacroix.huma-num.fr/CAC_ED_louvre-A556" office:target-frame-name="_top" xlink:show="replace" text:style-name="Internet_20_link" text:visited-style-name="Visited_20_Internet_20_Link"><text:span text:style-name="Lien_20_hypertexte">Lettre à Jean-Baptiste Pierret, 8 février 1832</text:span></text:a></text:p>
        </text:list-item>
        <text:list-item>
          <text:p text:style-name="_3c_letter_3e_"><text:a xlink:type="simple" xlink:href="https://delacroix.huma-num.fr/CAC_ED_louvre-A557" office:target-frame-name="_top" xlink:show="replace" text:style-name="Internet_20_link" text:visited-style-name="Visited_20_Internet_20_Link"><text:span text:style-name="Lien_20_hypertexte">Lettre à Jean-Baptiste Pierret, 29 février 1832</text:span></text:a></text:p>
        </text:list-item>
        <text:list-item>
          <text:p text:style-name="_3c_letter_3e_"><text:a xlink:type="simple" xlink:href="https://delacroix.huma-num.fr/CAC_ED_louvre-A558" office:target-frame-name="_top" xlink:show="replace" text:style-name="Internet_20_link" text:visited-style-name="Visited_20_Internet_20_Link"><text:span text:style-name="Lien_20_hypertexte">Lettre à Jean-Baptiste Pierret, 16 au 23 mars 1832</text:span></text:a></text:p>
        </text:list-item>
        <text:list-item>
          <text:p text:style-name="_3c_letter_3e_"><text:a xlink:type="simple" xlink:href="https://delacroix.huma-num.fr/CAC_ED_louvre-A559" office:target-frame-name="_top" xlink:show="replace" text:style-name="Internet_20_link" text:visited-style-name="Visited_20_Internet_20_Link"><text:span text:style-name="Lien_20_hypertexte">Lettre à Jean-Baptiste Pierret, 2 avril 1832</text:span></text:a></text:p>
        </text:list-item>
      </text:list>
      <text:h text:style-name="Heading_20_3" text:outline-level="3">Les demeures du peintre : entre Paris et Champrosay</text:h>
      <text:p text:style-name="Standard">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list xml:id="list144042609959782" text:continue-numbering="true" text:style-name="LFO5">
        <text:list-item>
          <text:p text:style-name="_3c_letter_3e_"><text:a xlink:type="simple" xlink:href="https://delacroix.huma-num.fr/CAC_ED_inha-aut120-1398-04a-2" office:target-frame-name="_top" xlink:show="replace" text:style-name="Internet_20_link" text:visited-style-name="Visited_20_Internet_20_Link"><text:soft-page-break/><text:span text:style-name="Lien_20_hypertexte">Lettre à Joséphine de Forget, [11 juillet 1844]</text:span></text:a></text:p>
        </text:list-item>
        <text:list-item>
          <text:p text:style-name="_3c_letter_3e_"><text:a xlink:type="simple" xlink:href="https://delacroix.huma-num.fr/CAC_ED_creteil-ad-2j187-19" office:target-frame-name="_top" xlink:show="replace" text:style-name="Internet_20_link" text:visited-style-name="Visited_20_Internet_20_Link"><text:span text:style-name="Lien_20_hypertexte">Lettre de Joséphine de Forget à Delacroix, 27 juillet [1845]</text:span></text:a></text:p>
        </text:list-item>
        <text:list-item>
          <text:p text:style-name="_3c_letter_3e_"><text:a xlink:type="simple" xlink:href="https://delacroix.huma-num.fr/CAC_ED_inha-aut120-1398-04g-1" office:target-frame-name="_top" xlink:show="replace" text:style-name="Internet_20_link" text:visited-style-name="Visited_20_Internet_20_Link"><text:span text:style-name="Lien_20_hypertexte">Lettre à Joséphine de Forget, 30 avril [1850]</text:span></text:a></text:p>
        </text:list-item>
        <text:list-item>
          <text:p text:style-name="_3c_letter_3e_"><text:a xlink:type="simple" xlink:href="https://delacroix.huma-num.fr/CAC_ED_inha-aut120-1399-1c" office:target-frame-name="_top" xlink:show="replace" text:style-name="Internet_20_link" text:visited-style-name="Visited_20_Internet_20_Link"><text:span text:style-name="Lien_20_hypertexte">Lettre de Joséphine de Forget à Delacroix 18 août [1857]</text:span></text:a></text:p>
        </text:list-item>
        <text:list-item>
          <text:p text:style-name="_3c_letter_3e_"><text:a xlink:type="simple" xlink:href="https://delacroix.huma-num.fr/CAC_ED_ve-aguttes-2021-09-22-l71" office:target-frame-name="_top" xlink:show="replace" text:style-name="Internet_20_link" text:visited-style-name="Visited_20_Internet_20_Link"><text:span text:style-name="Lien_20_hypertexte">Lettre à Joséphine de Forget, 28 août [1857]</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S Gothic" svg:font-family="'MS Gothic'" style:font-family-generic="modern" style:font-pitch="fixed"/>
    <style:font-face style:name="Mangal" svg:font-family="Mangal" style:font-family-generic="roman" style:font-pitch="variable"/>
    <style:font-face style:name="Segoe UI" svg:font-family="'Segoe UI'" style:font-family-generic="swiss" style:font-pitch="variable"/>
    <style:font-face style:name="SimSun" svg:font-family="SimSun"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CH"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1%"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fo:hyphenate="false"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_3c_p_3e_" style:default-outline-level="1" style:class="text">
      <style:paragraph-properties fo:margin-top="0.423cm" fo:margin-bottom="0cm" style:contextual-spacing="false" fo:text-align="center" style:justify-single-word="false" fo:keep-together="always" fo:hyphenation-ladder-count="no-limit" fo:keep-with-next="always"/>
      <style:text-properties fo:color="#b83919" loext:opacity="100%" fo:font-size="18pt" fo:font-weight="bold" style:font-size-asian="18pt" style:font-weight-asian="bold"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_3c_p_3e_" style:default-outline-level="2" style:class="text">
      <style:paragraph-properties fo:margin-top="0.423cm" fo:margin-bottom="0cm" style:contextual-spacing="false" fo:keep-together="always" fo:hyphenation-ladder-count="no-limit" fo:keep-with-next="always"/>
      <style:text-properties fo:color="#b83919" loext:opacity="100%" fo:font-size="15pt" fo:font-weight="bold" style:font-size-asian="15pt" style:font-weight-asian="bold" style:font-size-complex="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left="2cm" fo:margin-right="0cm" fo:margin-top="1.058cm" fo:margin-bottom="0cm" style:contextual-spacing="false" fo:keep-together="always" fo:hyphenation-ladder-count="no-limit" fo:text-indent="0cm" style:auto-text-indent="false" fo:keep-with-next="always">
        <style:tab-stops/>
      </style:paragraph-properties>
      <style:text-properties fo:color="#1f4d78" loext:opacity="100%" style:font-name="Calibri Light" fo:font-family="'Calibri Light'" style:font-family-generic="swiss" style:font-pitch="variable" fo:font-size="14pt" fo:font-weight="bold" style:font-name-asian="Calibri Light" style:font-family-asian="'Calibri Light'" style:font-family-generic-asian="swiss" style:font-pitch-asian="variable" style:font-size-asian="14pt" style:font-weight-asian="bold" style:font-name-complex="Calibri Light" style:font-family-complex="'Calibri Light'" style:font-family-generic-complex="swiss" style:font-pitch-complex="variable" style:font-size-complex="10.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cm" fo:margin-bottom="0.282cm" style:contextual-spacing="false" fo:line-height="101%" fo:orphans="2" fo:widows="2" fo:hyphenation-ladder-count="no-limit"/>
      <style:text-properties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15cm" fo:margin-bottom="0.15cm" style:contextual-spacing="false" fo:line-height="115%" fo:hyphenation-ladder-count="no-limit"/>
      <style:text-properties style:font-name="Times" fo:font-family="Times" style:font-family-generic="system" style:font-pitch="variable" style:font-name-asian="Times" style:font-family-asian="Times" style:font-family-generic-asian="system" style:font-pitch-asian="variable" style:language-asian="fr" style:country-asian="FR" style:font-name-complex="Times" style:font-family-complex="Times" style:font-family-generic-complex="system" style:font-pitch-complex="variable" style:font-size-complex="10pt" fo:hyphenate="false" loext:hyphenation-no-caps="false" loext:hyphenation-no-last-word="false" loext:hyphenation-word-char-count="no-limit" loext:hyphenation-zone="no-limit"/>
    </style:style>
    <style:style style:name="_3c_salute_3e_" style:display-name="&lt;salute&gt;" style:family="paragraph" style:parent-style-name="Standard" style:next-style-name="Text_20_body_20__28_user_29_">
      <style:paragraph-properties fo:margin-top="1cm" fo:margin-bottom="1cm" style:contextual-spacing="false" fo:hyphenation-ladder-count="no-limit"/>
      <style:text-properties style:font-name="Times" fo:font-family="Times" style:font-family-generic="system" style:font-pitch="variable" style:font-name-asian="Times" style:font-family-asian="Times" style:font-family-generic-asian="system" style:font-pitch-asian="variable" style:language-asian="fr" style:country-asian="FR" style:font-name-complex="Times" style:font-family-complex="Times" style:font-family-generic-complex="system" style:font-pitch-complex="variable" style:font-size-complex="10pt" fo:hyphenate="false" loext:hyphenation-no-caps="false" loext:hyphenation-no-last-word="false" loext:hyphenation-word-char-count="no-limit" loext:hyphenation-zone="no-limit"/>
    </style:style>
    <style:style style:name="_3c_addrLine_3e_" style:display-name="&lt;addrLine&gt;" style:family="paragraph" style:parent-style-name="Standard" style:next-style-name="Standard">
      <style:paragraph-properties fo:hyphenation-ladder-count="no-limit" fo:padding-left="0.141cm" fo:padding-right="0.141cm" fo:padding-top="0.035cm" fo:padding-bottom="0.035cm" fo:border="0.51pt solid #ff40ff" style:shadow="none"/>
      <style:text-properties style:font-name-asian="Times" style:font-family-asian="Times" style:font-family-generic-asian="system" style:font-pitch-asian="variable" style:language-asian="fr" style:country-asian="FR" style:font-size-complex="10pt" fo:hyphenate="false" loext:hyphenation-no-caps="false" loext:hyphenation-no-last-word="false" loext:hyphenation-word-char-count="no-limit" loext:hyphenation-zone="no-limit"/>
    </style:style>
    <style:style style:name="_3c_dateLine_3e_" style:display-name="&lt;dateLine&gt;" style:family="paragraph" style:parent-style-name="Text_20_body_20__28_user_29_">
      <style:paragraph-properties fo:hyphenation-ladder-count="no-limit" fo:padding-left="0.141cm" fo:padding-right="0.141cm" fo:padding-top="0.035cm" fo:padding-bottom="0.035cm" fo:border="0.99pt solid #ab7942" style:shadow="none"/>
      <style:text-properties fo:hyphenate="false" loext:hyphenation-no-caps="false" loext:hyphenation-no-last-word="false" loext:hyphenation-word-char-count="no-limit" loext:hyphenation-zone="no-limit"/>
    </style:style>
    <style:style style:name="_3c_closer_3e_" style:display-name="&lt;closer&gt;" style:family="paragraph">
      <style:paragraph-properties fo:margin-top="0cm" fo:margin-bottom="0.282cm" style:contextual-spacing="false" fo:line-height="101%" fo:text-align="justify" style:justify-single-word="false" fo:orphans="2" fo:widows="2" fo:hyphenation-ladder-count="no-limit" style:border-line-width="0.018cm 0.018cm 0.018cm" fo:padding-left="0.141cm" fo:padding-right="0.141cm" fo:padding-top="0.035cm" fo:padding-bottom="0.035cm" fo:border="1.5pt double #000000" style:shadow="none"/>
      <style:text-properties fo:hyphenate="false" loext:hyphenation-no-caps="false" loext:hyphenation-no-last-word="false" loext:hyphenation-word-char-count="no-limit" loext:hyphenation-zone="no-limit"/>
    </style:style>
    <style:style style:name="_3c_opener_3e_" style:display-name="&lt;opener&gt;" style:family="paragraph" style:parent-style-name="Standard">
      <style:paragraph-properties fo:hyphenation-ladder-count="no-limit" fo:padding-left="0.141cm" fo:padding-right="0.141cm" fo:padding-top="0.035cm" fo:padding-bottom="0.035cm" fo:border="0.51pt dotted #000000" style:shadow="none"/>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vertical-align="auto">
        <style:tab-stops/>
      </style:paragraph-properties>
      <style:text-properties style:language-asian="fr" style:country-asian="FR" fo:hyphenate="false" loext:hyphenation-no-caps="false" loext:hyphenation-no-last-word="false" loext:hyphenation-word-char-count="no-limit" loext:hyphenation-zone="no-limit"/>
    </style:style>
    <style:style style:name="sdfootnote-western" style:family="paragraph" style:parent-style-name="Standard">
      <style:paragraph-properties fo:margin-top="0.176cm" fo:margin-bottom="0cm" style:contextual-spacing="false" fo:hyphenation-ladder-count="no-limit" style:vertical-align="auto"/>
      <style:text-properties fo:font-size="10pt" style:font-size-asian="10pt" style:language-asian="fr" style:country-asian="FR" style:font-size-complex="10pt" fo:hyphenate="false" loext:hyphenation-no-caps="false" loext:hyphenation-no-last-word="false" loext:hyphenation-word-char-count="no-limit" loext:hyphenation-zone="no-limit"/>
    </style:style>
    <style:style style:name="Commentaire" style:family="paragraph" style:parent-style-name="Standard">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e_20_de_20_bulles" style:display-name="Texte de bulles" style:family="paragraph" style:parent-style-name="Standard">
      <style:paragraph-properties fo:margin-top="0cm" fo:margin-bottom="0cm" style: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language-asian="fr" style:country-asian="FR" fo:hyphenate="true" loext:hyphenation-no-caps="false" loext:hyphenation-no-last-word="false" loext:hyphenation-word-char-count="no-limit" loext:hyphenation-zone="no-limit"/>
    </style:style>
    <style:style style:name="_3c_epigraph_3e_" style:display-name="&lt;epigraph&gt;" style:family="paragraph" style:parent-style-name="Standard">
      <style:paragraph-properties fo:margin-left="2cm" fo:margin-right="0cm" fo:margin-top="0.635cm" fo:margin-bottom="0cm" style:contextual-spacing="false" fo:hyphenation-ladder-count="no-limit" fo:text-indent="0cm" style:auto-text-indent="false">
        <style:tab-stops/>
      </style:paragraph-properties>
      <style:text-properties fo:color="#1f4e79" loext:opacity="100%" style:font-style-complex="italic" fo:hyphenate="false" loext:hyphenation-no-caps="false" loext:hyphenation-no-last-word="false" loext:hyphenation-word-char-count="no-limit" loext:hyphenation-zone="no-limit"/>
    </style:style>
    <style:style style:name="_3c_card_3e_" style:display-name="&lt;card&gt;" style:family="paragraph" style:parent-style-name="Standard" style:list-style-name="WWNum1">
      <loext:graphic-properties draw:fill="solid" draw:fill-color="#f2f2f2" draw:opacity="100%"/>
      <style:paragraph-properties fo:margin-top="0cm" fo:margin-bottom="0cm" style:contextual-spacing="false" fo:hyphenation-ladder-count="no-limit" fo:background-color="#f2f2f2">
        <style:tab-stops>
          <style:tab-stop style:position="-3.126cm"/>
        </style:tab-stops>
      </style:paragraph-properties>
      <style:text-properties fo:hyphenate="false" loext:hyphenation-no-caps="false" loext:hyphenation-no-last-word="false" loext:hyphenation-word-char-count="no-limit" loext:hyphenation-zone="no-limit"/>
    </style:style>
    <style:style style:name="_3c_p_3e_" style:display-name="&lt;p&gt;" style:family="paragraph" style:parent-style-name="Standard">
      <style:paragraph-properties fo:margin-top="0.212cm" fo:margin-bottom="0.212cm" style:contextual-spacing="false" fo:line-height="115%" fo:text-align="justify" style:justify-single-word="false" fo:orphans="0" fo:widows="0" fo:hyphenation-ladder-count="no-limit"/>
      <style:text-properties fo:language="fr" fo:country="FR" style:letter-kerning="true" style:language-asian="zh" style:country-asian="CN" style:font-size-complex="12pt" style:language-complex="hi" style:country-complex="IN" fo:hyphenate="false" loext:hyphenation-no-caps="false" loext:hyphenation-no-last-word="false" loext:hyphenation-word-char-count="no-limit" loext:hyphenation-zone="no-limit"/>
    </style:style>
    <style:style style:name="_3c_figure_3e_" style:display-name="&lt;figure&gt;" style:family="paragraph" style:parent-style-name="Standard" style:next-style-name="_3c_p_3e_">
      <style:paragraph-properties fo:margin-top="0.499cm" fo:margin-bottom="0.499cm" style:contextual-spacing="false" fo:line-height="100%" fo:orphans="0" fo:widows="0" fo:hyphenation-ladder-count="no-limit"/>
      <style:text-properties fo:language="fr" fo:country="FR" style:letter-kerning="true" style:language-asian="zh" style:country-asian="CN" style:font-size-complex="12pt" style:language-complex="hi" style:country-complex="IN" fo:hyphenate="false" loext:hyphenation-no-caps="false" loext:hyphenation-no-last-word="false" loext:hyphenation-word-char-count="no-limit" loext:hyphenation-zone="no-limit"/>
    </style:style>
    <style:style style:name="Footnote_20__28_user_29_" style:display-name="Footnote (user)" style:family="paragraph" style:parent-style-name="Standard">
      <style:paragraph-properties fo:margin-top="0cm" fo:margin-bottom="0cm" style:contextual-spacing="false" fo:line-height="100%" fo:orphans="0" fo:widows="0" fo:hyphenation-ladder-count="no-limit"/>
      <style:text-properties style:font-name="Liberation Serif" fo:font-family="'Liberation Serif'" style:font-family-generic="roman" style:font-pitch="variable" fo:font-size="10pt" fo:language="fr" fo:country="FR" style:letter-kerning="true" style:font-name-asian="SimSun" style:font-family-asian="SimSun" style:font-family-generic-asian="system"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fo:hyphenate="false" loext:hyphenation-no-caps="false" loext:hyphenation-no-last-word="false" loext:hyphenation-word-char-count="no-limit" loext:hyphenation-zone="no-limit"/>
    </style:style>
    <style:style style:name="_3c_quote_3e_" style:display-name="&lt;quote&gt;" style:family="paragraph" style:parent-style-name="Standard" style:next-style-name="_3c_p_3e_">
      <style:paragraph-properties fo:margin-left="1.499cm" fo:margin-right="0cm" fo:margin-top="0.101cm" fo:margin-bottom="0.101cm" style:contextual-spacing="false" fo:line-height="95%" fo:text-align="justify" style:justify-single-word="false" fo:orphans="0" fo:widows="0" fo:hyphenation-ladder-count="no-limit" fo:text-indent="0cm" style:auto-text-indent="false">
        <style:tab-stops/>
      </style:paragraph-properties>
      <style:text-properties fo:language="fr" fo:country="FR" style:letter-kerning="true" style:language-asian="zh" style:country-asian="CN" style:font-size-complex="12pt" style:language-complex="hi" style:country-complex="IN" fo:hyphenate="false" loext:hyphenation-no-caps="false" loext:hyphenation-no-last-word="false" loext:hyphenation-word-char-count="no-limit" loext:hyphenation-zone="no-limit"/>
    </style:style>
    <style:style style:name="_3c_letter_3e_" style:display-name="&lt;letter&gt;" style:family="paragraph" style:parent-style-name="Normal" style:list-style-name="LFO5">
      <style:paragraph-properties fo:margin-top="0.423cm" fo:margin-bottom="0.423cm" style:contextual-spacing="false" fo:keep-together="always" fo:orphans="2" fo:widows="2" fo:hyphenation-ladder-count="no-limit" fo:padding-left="0.141cm" fo:padding-right="0.141cm" fo:padding-top="0.035cm" fo:padding-bottom="0.035cm" fo:border="2.24pt dashed #4472c4" style:shadow="none" fo:keep-with-next="always"/>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Police_20_par_20_défaut" style:display-name="Police par défaut" style:family="text"/>
    <style:style style:name="_3c_persName_3e_" style:display-name="&lt;persName&gt;" style:family="text">
      <style:text-properties style:use-window-font-color="true" loext:opacity="0%" fo:background-color="#ffff00"/>
    </style:style>
    <style:style style:name="_3c_placeName_3e_" style:display-name="&lt;placeName&gt;" style:family="text">
      <style:text-properties fo:background-color="#ff0000"/>
    </style:style>
    <style:style style:name="Corps_20_de_20_texte_20_Car" style:display-name="Corps de texte Car" style:family="text" style:parent-style-name="Police_20_par_20_défaut">
      <style:text-properties style:font-name="Times" fo:font-family="Times" style:font-family-generic="system" style:font-pitch="variable" style:font-name-asian="Times" style:font-family-asian="Times" style:font-family-generic-asian="system" style:font-pitch-asian="variable" style:language-asian="fr" style:country-asian="FR" style:font-name-complex="Times New Roman" style:font-family-complex="'Times New Roman'" style:font-family-generic-complex="roman" style:font-pitch-complex="variable" style:font-size-complex="10pt"/>
    </style:style>
    <style:style style:name="Style1" style:family="text" style:parent-style-name="Police_20_par_20_défaut">
      <style:text-properties fo:background-color="transparent"/>
    </style:style>
    <style:style style:name="_3c_ref_3e_" style:display-name="&lt;ref&gt;" style:family="text" style:parent-style-name="Police_20_par_20_défaut">
      <style:text-properties fo:background-color="transparent"/>
    </style:style>
    <style:style style:name="_3c_ref_20_letter_3e_" style:display-name="&lt;ref letter&gt;" style:family="text" style:parent-style-name="Police_20_par_20_défaut">
      <style:text-properties fo:background-color="#92d050"/>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letter-kerning="true" style:font-name-asian="SimSun" style:font-family-asian="SimSun"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Titre_20_1_20_Car" style:display-name="Titre 1 Car" style:family="text" style:parent-style-name="Police_20_par_20_défaut">
      <style:text-properties fo:color="#2e74b5" loext:opacity="100%" style:font-name="Calibri Light" fo:font-family="'Calibri Light'" style:font-family-generic="swiss" style:font-pitch="variable" fo:font-size="16pt" style:letter-kerning="true" style:font-name-asian="Times New Roman" style:font-family-asian="'Times New Roman'" style:font-family-generic-asian="roman" style:font-pitch-asian="variable" style:font-size-asian="16pt" style:language-asian="zh" style:country-asian="CN" style:font-name-complex="Mangal" style:font-family-complex="Mangal" style:font-family-generic-complex="roman" style:font-pitch-complex="variable" style:font-size-complex="14.5pt" style:language-complex="hi" style:country-complex="IN"/>
    </style:style>
    <style:style style:name="Titre_20_2_20_Car" style:display-name="Titre 2 Car" style:family="text" style:parent-style-name="Police_20_par_20_défaut">
      <style:text-properties fo:color="#2e74b5" loext:opacity="100%" style:font-name="Calibri Light" fo:font-family="'Calibri Light'" style:font-family-generic="swiss" style:font-pitch="variable" fo:font-size="13pt" style:letter-kerning="true" style:font-name-asian="Times New Roman" style:font-family-asian="'Times New Roman'" style:font-family-generic-asian="roman" style:font-pitch-asian="variable" style:font-size-asian="13pt" style:language-asian="zh" style:country-asian="CN" style:font-name-complex="Mangal" style:font-family-complex="Mangal" style:font-family-generic-complex="roman" style:font-pitch-complex="variable" style:font-size-complex="11.5pt" style:language-complex="hi" style:country-complex="IN"/>
    </style:style>
    <style:style style:name="Titre_20_3_20_Car" style:display-name="Titre 3 Car" style:family="text" style:parent-style-name="Police_20_par_20_défaut">
      <style:text-properties fo:color="#1f4d78" loext:opacity="100%" style:font-name="Calibri Light" fo:font-family="'Calibri Light'" style:font-family-generic="swiss" style:font-pitch="variable" fo:font-size="14pt" fo:font-weight="bold" style:letter-kerning="true" style:font-name-asian="Times New Roman" style:font-family-asian="'Times New Roman'" style:font-family-generic-asian="roman" style:font-pitch-asian="variable" style:font-size-asian="14pt" style:language-asian="zh" style:country-asian="CN" style:font-weight-asian="bold"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Internet_20_link_20__28_user_29_" style:display-name="Internet link (user)"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4%"/>
    </style:style>
    <style:style style:name="Footnote_20_Characters" style:display-name="Footnote Characters" style:family="text" style:parent-style-name="Police_20_par_20_défaut">
      <style:text-properties style:text-position="super 64%"/>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decorative"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style>
    <style:style style:name="WW_5f_CharLFO3LVL1" style:display-name="WW_CharLFO3LVL1" style:family="text">
      <style:text-properties style:font-name="Symbol" fo:font-family="Symbol" style:font-family-generic="decorative"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decorative" style:font-pitch="variable"/>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decorative" style:font-pitch="variable"/>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decorative" style:font-pitch="variable"/>
    </style:style>
    <style:style style:name="WW_5f_CharLFO4LVL1" style:display-name="WW_CharLFO4LVL1" style:family="text">
      <style:text-properties style:font-name="Symbol" fo:font-family="Symbol" style:font-family-generic="decorative"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decorative" style:font-pitch="variable"/>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initial-creator>Gaëlle Lafage</meta:initial-creator>
    <meta:creation-date>2022-07-01T09:21:00Z</meta:creation-date>
    <dc:date>2023-04-03T14:40:41.544000000</dc:date>
    <meta:editing-cycles>12</meta:editing-cycles>
    <meta:editing-duration>PT36M56S</meta:editing-duration>
    <meta:document-statistic meta:table-count="0" meta:image-count="0" meta:object-count="0" meta:page-count="4" meta:paragraph-count="49" meta:word-count="774" meta:character-count="4602" meta:non-whitespace-character-count="3910"/>
    <meta:user-defined meta:name="AppVersion">16.0000</meta:user-defined>
    <meta:template xlink:type="simple" xlink:actuate="onRequest" xlink:title="" xlink:href="Normal.dotm"/>
  </office:meta>
</office:document-meta>
</file>